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54pt"/>
    </style:style>
    <style:style style:name="co2" style:family="table-column">
      <style:table-column-properties fo:break-before="auto" style:column-width="182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פרופיל צבוע על פי קוד RAL גימור חלק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מספר</text:p>
          </table:table-cell>
          <table:table-cell office:value-type="string" calcext:value-type="string">
            <text:p>חדר</text:p>
          </table:table-cell>
          <table:table-cell office:value-type="string" calcext:value-type="string">
            <text:p>רוחב</text:p>
          </table:table-cell>
          <table:table-cell office:value-type="string" calcext:value-type="string">
            <text:p>גובה</text:p>
          </table:table-cell>
          <table:table-cell office:value-type="string" calcext:value-type="string">
            <text:p>סוג</text:p>
          </table:table-cell>
          <table:table-cell office:value-type="string" calcext:value-type="string">
            <text:p>תריס</text:p>
          </table:table-cell>
          <table:table-cell office:value-type="string" calcext:value-type="string">
            <text:p>רשת גלילה שקופה</text:p>
          </table:table-cell>
          <table:table-cell office:value-type="string" calcext:value-type="string">
            <text:p>זכוכית</text:p>
          </table:table-cell>
          <table:table-cell office:value-type="string" calcext:value-type="string">
            <text:p>הערות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חדר אוכל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הזזה שתי כנפים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חדר אוכל</text:p>
          </table:table-cell>
          <table:table-cell office:value-type="float" office:value="268" calcext:value-type="float">
            <text:p>26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הזזה שתי כנפים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סלון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סלון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סלון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הזזה שתי כנפים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פינת אוכל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הזזה שתי כנפים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 office:value-type="string" calcext:value-type="string">
            <text:p>תריס משותף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פינת אוכל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קבוע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 office:value-type="string" calcext:value-type="string">
            <text:p>תריס משותף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מטבח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הזזה שתי כנפים</text:p>
          </table:table-cell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מלתחה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דריקיפ</text:p>
          </table:table-cell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שירותי אורחים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דריקיפ</text:p>
          </table:table-cell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מזווה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דריקיפ</text:p>
          </table:table-cell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חדר הורים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הזזה שתי כנפים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חדר הורים</text:p>
          </table:table-cell>
          <table:table-cell office:value-type="float" office:value="268" calcext:value-type="float">
            <text:p>26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הזזה שתי כנפים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חדר ארונות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אמבטיה הורים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חדר עבודה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הזזה שתי כנפים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חדר דניאלה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חדר דניאלה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חדר תמר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חדר תמר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אמבטיה ילדות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דלת דריקיפ</text:p>
          </table:table-cell>
          <table:table-cell table:number-columns-repeated="2"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מרתף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הזזה שתי כנפים</text:p>
          </table:table-cell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מרתף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הזזה שתי כנפים</text:p>
          </table:table-cell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string" calcext:value-type="string">
            <text:p>שקופה רבודה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28:59.894558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9:27:51.260622213</meta:creation-date>
    <dc:date>2016-12-21T10:29:47.254359772</dc:date>
    <meta:editing-duration>PT2M34S</meta:editing-duration>
    <meta:editing-cycles>2</meta:editing-cycles>
    <meta:generator>LibreOffice/5.1.4.2$Linux_X86_64 LibreOffice_project/10m0$Build-2</meta:generator>
    <meta:document-statistic meta:table-count="1" meta:cell-count="193" meta:object-count="0"/>
  </office:meta>
</office:document-meta>
</file>